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22:13:46.2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1:35:03.486000000</dc:date>
    <meta:editing-duration>PT23H41M31S</meta:editing-duration>
    <meta:editing-cycles>834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oSheet_1view      = oDoc1.getSheets().getByName( sheetName_1view )

	Dim oSheet_1obj As Object
	oSheet_1obj      = oDoc1.getSheets().getByName( sheetName_1obj )

	Dim oSheet_2up As Object
	oSheet_2up = oDoc2.getSheets().getByName( sheetName_2up )
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keyColumn_2up = 1
	Const nameColumn_2up = 2
	Const oldColumn_2up = 3
	Const newColumn_2up = 4
	Const deleteColumn_2up = 5
	Dim row_1view As Integer
	Dim column_1view As Integer

	Dim oCell_1view As Object
	Dim phase As Integer

	' ビュー・シート( ～_view )と、中間シート（ ～_obj ）を読取り、
	' 更新要求シート（ ～_up ）の書き出し
	oDoc2.getCurrentController().setActiveSheet( oSheet_2up ) ' 更新要求シートをアクティブにする
	row_1view = 2 ' [0][1]行目はヘッダーなので、[2]行目から
	row_2up = 0
	Do While "[EOF]" &lt;&gt; oSheet_1view.getCellByPosition( 0, row_1view ).String ' ビュー・シートを垂直方向に走査する
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
			If phase = 0 Then
				' Identify フィールド
				If "Identify" = key_1obj	 Then
					single_1view = column_1view &amp; " " &amp; row_1view
					'single_1view = oSheet_1view.getCellByPosition( column_1view, row_1view ).String ' column_1view &amp; " " &amp; row_1view
					column_1view = column_1view + 1 ' 1列のみ
					
					oSheet_2up.getCellByPosition( categoryColumn_2up, row_2up ).String = "短ＩＤカテ"
					oSheet_2up.getCellByPosition( keyColumn_2up, row_2up ).String = "短ＩＤキー"
					oSheet_2up.getCellByPosition( nameColumn_2up, row_2up ).String = "短ＩＤネーム"
					oSheet_2up.getCellByPosition( oldColumn_2up, row_2up ).String = single_1view
					oSheet_2up.getCellByPosition( newColumn_2up, row_2up ).String = "短ＩＤ新"
					oSheet_2up.getCellByPosition( deleteColumn_2up, row_2up ).String = "短ＩＤ削"
			    	row_2up = row_2up + 1
				Else
					phase = phase + 1
				End If
			ElseIf phase = 2 Then
				' Presentable フィールド
				If "Presentable" = key_1obj	Then
					single_1view = column_1view &amp; " " &amp; row_1view
					'single_1view = oSheet_1view.getCellByPosition( column_1view, row_1view ).String ' column_1view &amp; " " &amp; row_1view
					column_1view = column_1view + 1 ' 1列のみ
					
					oSheet_2up.getCellByPosition( categoryColumn_2up, row_2up ).String = "短名カテ"
					oSheet_2up.getCellByPosition( keyColumn_2up, row_2up ).String = "短名キー"
					oSheet_2up.getCellByPosition( nameColumn_2up, row_2up ).String = "短名ネーム"
					oSheet_2up.getCellByPosition( oldColumn_2up, row_2up ).String = single_1view
					oSheet_2up.getCellByPosition( newColumn_2up, row_2up ).String = "短名新"
					oSheet_2up.getCellByPosition( deleteColumn_2up, row_2up ).String = "短名削"
			    	row_2up = row_2up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.getCellByPosition( categoryColumn_2up, row_2up ).String = "項目カテ"
						oSheet_2up.getCellByPosition( keyColumn_2up, row_2up ).String = "項目キー"
						oSheet_2up.getCellByPosition( nameColumn_2up, row_2up ).String = "項目ネーム"
						oSheet_2up.getCellByPosition( oldColumn_2up, row_2up ).String = old_1view
						oSheet_2up.getCellByPosition( newColumn_2up, row_2up ).String = new_1view
						oSheet_2up.getCellByPosition( deleteColumn_2up, row_2up ).String = delete_1view
				    	row_2up = row_2up + 1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.getCellByPosition( categoryColumn_2up, row_2up ).String = "項目カテ"
						oSheet_2up.getCellByPosition( keyColumn_2up, row_2up ).String = "項目キー"
						oSheet_2up.getCellByPosition( nameColumn_2up, row_2up ).String = "項目ネーム"
						oSheet_2up.getCellByPosition( oldColumn_2up, row_2up ).String = old_1view
						oSheet_2up.getCellByPosition( newColumn_2up, row_2up ).String = new_1view
						oSheet_2up.getCellByPosition( deleteColumn_2up, row_2up ).String = "項目削"
				    	row_2up = row_2up + 1
					End If
				End If	
			End If
			
			If phase = 1 Then
					' #Key フィールド
					'single_1view = column_1view &amp; " " &amp; row_1view
					single_1view = oSheet_1view.getCellByPosition( column_1view, row_1view ).String ' column_1view &amp; " " &amp; row_1view
					column_1view = column_1view + 1 ' 1列のみ

					oSheet_2up.getCellByPosition( categoryColumn_2up, row_2up ).String = "長IDカテ"
					oSheet_2up.getCellByPosition( keyColumn_2up, row_2up ).String = "長IDキー"
					oSheet_2up.getCellByPosition( nameColumn_2up, row_2up ).String = "長IDネーム"
					oSheet_2up.getCellByPosition( oldColumn_2up, row_2up ).String = single_1view
					oSheet_2up.getCellByPosition( newColumn_2up, row_2up ).String = "長ID新"
					oSheet_2up.getCellByPosition( deleteColumn_2up, row_2up ).String = "長ID削"
			    	row_2up = row_2up + 1
					phase = phase + 1
			ElseIf phase = 3 Then
					' #FullPath フィールド
					'single_1view = column_1view &amp; " " &amp; row_1view
					single_1view = oSheet_1view.getCellByPosition( column_1view, row_1view ).String ' column_1view &amp; " " &amp; row_1view
					column_1view = column_1view + 1 ' 1列のみ

					oSheet_2up.getCellByPosition( categoryColumn_2up, row_2up ).String = "長名カテ"
					oSheet_2up.getCellByPosition( keyColumn_2up, row_2up ).String = "長名キー"
					oSheet_2up.getCellByPosition( nameColumn_2up, row_2up ).String = "長名ネーム"
					oSheet_2up.getCellByPosition( oldColumn_2up, row_2up ).String = single_1view
					oSheet_2up.getCellByPosition( newColumn_2up, row_2up ).String = "長名新"
					oSheet_2up.getCellByPosition( deleteColumn_2up, row_2up ).String = "長名削"
			    	row_2up = row_2up + 1
					phase = phase + 1
			End If
	
	    Next
	    
	    row_1view = row_1view + 1
	Loop
	oSheet_2up.getCellByPosition( 0, row_2up ).String = "[EOF]" ' ファイル末尾に [EOF] を追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